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292cm" style:rel-column-width="4134*"/>
    </style:style>
    <style:style style:name="Tableau1.B" style:family="table-column">
      <style:table-column-properties style:column-width="7.408cm" style:rel-column-width="4200*"/>
    </style:style>
    <style:style style:name="Tableau1.C" style:family="table-column">
      <style:table-column-properties style:column-width="2.3cm" style:rel-column-width="130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tyle="italic" officeooo:rsid="000cbc68" officeooo:paragraph-rsid="000cbc68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officeooo:rsid="000cbc68" officeooo:paragraph-rsid="000cbc68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e55a4" officeooo:paragraph-rsid="000e55a4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0cbc68" officeooo:paragraph-rsid="000cbc68"/>
    </style:style>
    <style:style style:name="T1" style:family="text">
      <style:text-properties officeooo:rsid="000db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sinscription</text:p>
      <text:p text:style-name="P1">« Je ne veux plus être éco-délégué(e) »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Prénom</text:p>
          </table:table-cell>
          <table:table-cell table:style-name="Tableau1.C1" office:value-type="string">
            <text:p text:style-name="P4">Classe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08:25:46.777000000</meta:creation-date>
    <dc:date>2024-12-16T09:35:24.986000000</dc:date>
    <meta:editing-duration>PT1H9M39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5" meta:word-count="12" meta:character-count="68" meta:non-whitespace-character-count="61"/>
  </office:meta>
</office:document-meta>
</file>